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A soft embrace encompassing my body's contact points no matter the surface it touches, and this could possibly expand to bring a softness to the air embracing me</text:p>
      <text:p text:style-name="Standard">6. Red or some other mono colored, textured imprints in the wall and other surfaces perpendicular to my eyes' ray cast when standing and looking forward. <text:s/>Likely square and falling from some other surface like a woman's period.</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text:soft-page-break/></text:p>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text:soft-page-break/>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text:soft-page-break/>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text:soft-page-break/>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text:soft-page-break/>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text:soft-page-break/>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text:soft-page-break/>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and Two Weeks by All That Remains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ext:soft-page-break/>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5T11:20:18.485000000</dc:date>
    <meta:editing-duration>PT59M46S</meta:editing-duration>
    <meta:editing-cycles>58</meta:editing-cycles>
    <meta:generator>LibreOffice/7.2.1.2$Windows_X86_64 LibreOffice_project/87b77fad49947c1441b67c559c339af8f3517e22</meta:generator>
    <meta:document-statistic meta:table-count="0" meta:image-count="0" meta:object-count="0" meta:page-count="197" meta:paragraph-count="2476" meta:word-count="129441" meta:character-count="718007" meta:non-whitespace-character-count="582133"/>
  </office:meta>
</office:document-meta>
</file>